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1.672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1.2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0.8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2.437cm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3.532cm"/>
    </style:style>
    <style:style style:name="P1" style:family="paragraph">
      <style:paragraph-properties fo:text-align="center"/>
      <style:text-properties fo:font-size="10.5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0.5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0.5pt" fo:font-weight="150" style:font-size-asian="18pt" style:font-size-complex="18pt"/>
    </style:style>
    <style:style style:name="P5" style:family="paragraph">
      <style:paragraph-properties fo:text-align="center"/>
      <style:text-properties fo:font-size="10.5pt" fo:font-weight="150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0.5pt" fo:font-weight="150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left="0cm" fo:margin-right="0cm" fo:text-align="start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text-align="start" fo:text-indent="0cm"/>
      <style:text-properties fo:font-size="10.5pt" fo:font-weight="150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150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fo:font-weight="150" style:font-size-asian="10.5pt" style:font-size-complex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layer="layout" svg:width="3.999cm" svg:height="6.03cm" svg:x="2.5cm" svg:y="5.6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6cm" svg:height="2.856cm" svg:x="2.996cm" svg:y="1.5cm">
          <text:p text:style-name="P2"><text:span text:style-name="T1">Component</text:span></text:p>
          <text:p text:style-name="P2"><text:span text:style-name="T1">database</text:span></text:p>
          <text:p text:style-name="P2"><text:span text:style-name="T1">(file folder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2.952cm" svg:height="2.539cm" svg:x="8.848cm" svg:y="5.309cm">
          <text:p text:style-name="P3"><text:span text:style-name="T2">&lt;XML&gt;</text:span></text:p>
          <text:p text:style-name="P3"><text:span text:style-name="T2">configur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2.856cm" svg:height="1.903cm" svg:x="7.875cm" svg:y="9.753cm">
          <text:p text:style-name="P3"><text:span text:style-name="T2">Real-Time application</text:span></text:p>
          <text:p text:style-name="P3"><text:span text:style-name="T2">(in server)</text:span></text:p>
          <draw:enhanced-geometry svg:viewBox="0 0 21600 21600" draw:mirror-horizontal="false" draw:type="line-callout-1" draw:modifiers="-18734.6167308365 -1077.73109243697 -1844.73223661183 6262.184873949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1.889cm" svg:height="0.635cm" svg:x="6.72cm" svg:y="6.2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691cm" svg:height="0.683cm" svg:x="3.785cm" svg:y="7.509cm">
          <draw:text-box>
            <text:p text:style-name="P6"><text:span text:style-name="T2">3. configure</text:span></text:p>
          </draw:text-box>
        </draw:frame>
        <draw:custom-shape draw:style-name="gr7" draw:text-style-name="P5" draw:layer="layout" svg:width="0.635cm" svg:height="0.953cm" svg:x="4.107cm" svg:y="4.4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2.187cm" svg:height="0.683cm" svg:x="4.755cm" svg:y="4.583cm">
          <draw:text-box>
            <text:p text:style-name="P6"><text:span text:style-name="T2">2. import</text:span></text:p>
          </draw:text-box>
        </draw:frame>
        <draw:frame draw:style-name="gr9" draw:text-style-name="P7" draw:layer="layout" svg:width="1.755cm" svg:height="0.683cm" svg:x="6.889cm" svg:y="6.896cm">
          <draw:text-box>
            <text:p text:style-name="P6"><text:span text:style-name="T2">1. load</text:span></text:p>
          </draw:text-box>
        </draw:frame>
        <draw:frame draw:style-name="gr10" draw:text-style-name="P8" draw:layer="layout" svg:width="3.389cm" svg:height="1.263cm" svg:x="2.797cm" svg:y="6.007cm">
          <draw:text-box>
            <text:p text:style-name="P8"><text:span text:style-name="T3">Deployment</text:span></text:p>
            <text:p text:style-name="P8"><text:span text:style-name="T3">server</text:span></text:p>
          </draw:text-box>
        </draw:frame>
        <draw:g>
          <draw:custom-shape draw:style-name="gr11" draw:text-style-name="P5" draw:layer="layout" svg:width="0.634cm" svg:height="0.635cm" svg:x="3.155cm" svg:y="9.11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0.635cm" svg:height="0.635cm" svg:x="4.424cm" svg:y="9.11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0.635cm" svg:height="0.635cm" svg:x="3.789cm" svg:y="10.06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3.472cm" svg:y1="9.752cm" svg:x2="3.789cm" svg:y2="10.387cm">
            <text:p/>
          </draw:line>
          <draw:line draw:style-name="gr12" draw:text-style-name="P5" draw:layer="layout" svg:x1="3.789cm" svg:y1="9.435cm" svg:x2="4.424cm" svg:y2="9.435cm">
            <text:p/>
          </draw:line>
          <draw:line draw:style-name="gr12" draw:text-style-name="P5" draw:layer="layout" svg:x1="4.424cm" svg:y1="10.387cm" svg:x2="4.741cm" svg:y2="9.752cm">
            <text:p/>
          </draw:line>
          <draw:custom-shape draw:style-name="gr11" draw:text-style-name="P5" draw:layer="layout" svg:width="0.635cm" svg:height="0.635cm" svg:x="5.059cm" svg:y="10.06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742cm" svg:y1="9.752cm" svg:x2="5.059cm" svg:y2="10.387cm">
            <text:p/>
          </draw:line>
        </draw:g>
        <draw:line draw:style-name="gr13" draw:text-style-name="P1" draw:layer="layout" svg:x1="4.424cm" svg:y1="7.213cm" svg:x2="4.424cm" svg:y2="8.8cm">
          <text:p/>
        </draw:line>
        <draw:g>
          <draw:custom-shape draw:style-name="gr14" draw:text-style-name="P1" draw:layer="layout" svg:width="3.87cm" svg:height="3.642cm" svg:x="7.896cm" svg:y="1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0" draw:layer="layout" svg:width="4.037cm" svg:height="3.782cm" svg:x="7.896cm" svg:y="1.458cm">
            <draw:text-box>
              <text:p text:style-name="P9"><text:span text:style-name="T4">For each component:</text:span></text:p>
              <text:p text:style-name="P9"><text:span text:style-name="T4">- Property file</text:span></text:p>
              <text:p text:style-name="P9"><text:span text:style-name="T4">- Activity info</text:span></text:p>
              <text:p text:style-name="P9"><text:span text:style-name="T4">- Peer connections</text:span></text:p>
              <text:p text:style-name="P9"><text:span text:style-name="T4">- Port connections</text:span></text:p>
              <text:p text:style-name="P9"><text:span text:style-name="T4">- Scripts to load</text:span></text:p>
            </draw:text-box>
          </draw:frame>
        </draw:g>
        <draw:line draw:style-name="gr12" draw:text-style-name="P1" draw:layer="layout" svg:x1="7.896cm" svg:y1="4.356cm" svg:x2="7.584cm" svg:y2="6.15cm">
          <text:p/>
        </draw:line>
        <draw:frame draw:style-name="gr6" draw:text-style-name="P7" draw:layer="layout" svg:width="2.432cm" svg:height="0.683cm" svg:x="3.387cm" svg:y="10.835cm">
          <draw:text-box>
            <text:p text:style-name="P6"><text:span text:style-name="T2">4. 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8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eter Soetens</meta:initial-creator>
    <meta:creation-date>2007-04-24T10:28:43</meta:creation-date>
    <dc:creator>Peter Soetens</dc:creator>
    <dc:date>2008-02-22T10:51:45</dc:date>
    <meta:editing-cycles>8</meta:editing-cycles>
    <meta:editing-duration>PT2H57M48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